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77e3" officeooo:paragraph-rsid="000f77e3"/>
    </style:style>
    <style:style style:name="P2" style:family="paragraph" style:parent-style-name="Standard" style:list-style-name="L1">
      <style:text-properties officeooo:rsid="000f77e3" officeooo:paragraph-rsid="000f77e3"/>
    </style:style>
    <style:style style:name="P3" style:family="paragraph" style:parent-style-name="Standard">
      <style:text-properties officeooo:rsid="00112040" officeooo:paragraph-rsid="00112040"/>
    </style:style>
    <style:style style:name="P4" style:family="paragraph" style:parent-style-name="Table_20_Contents">
      <style:text-properties officeooo:rsid="000f77e3" officeooo:paragraph-rsid="000f77e3"/>
    </style:style>
    <style:style style:name="T1" style:family="text">
      <style:text-properties officeooo:rsid="001120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nslācijas analīze.</text:p>
      <text:p text:style-name="P1"/>
      <text:p text:style-name="P1">Ieejas dati: “</text:p>
      <text:p text:style-name="P1">Lorem ipsum dolor sit amet, consectetur adipiscing elit. Pellentesque at felis congue, blandit justo sed, gravida sem. Donec lobortis eros sit amet dolor maximus ullamcorper. Aenean at fringilla quam. Proin a dolor odio. Vestibulum varius ultricies fermentum. Vivamus placerat justo at pharetra vehicula. Pellentesque habitant morbi tristique senectus et netus et malesuada fames ac turpis egestas. Vestibulum vitae velit tincidunt, commodo sem id, placerat magna. Integer et augue ante. Vivamus commodo, enim sisssss</text:p>
      <text:p text:style-name="P1">Phasellus accumsan pulvinar nulla. Nulla facilisi. Sed vitae venenatis massa. Sed vitae blandit libero. Ut posuere nibh non risus malesuada, sed cursus purus lobortis. Maecenas egestas felis leo, at finibus felis ultrices nec. In at arcu arcu. Vestibulum mi lorem, congue ac placerat sed, consectetur nec urna. Nullam sed efficitur risus. In laoreet mi eget euismod commodo. Sed a metus aliquam, ornare risus in, dapibus urna. Praesent a ante volutpat metus scelerisque malesuada. Nulla facilisi. Donec non ex lectus.</text:p>
      <text:p text:style-name="P1">“</text:p>
      <text:p text:style-name="P1">Rezultāts</text:p>
      <table:table table:name="Table1" table:style-name="Table1">
        <table:table-column table:style-name="Table1.A" table:number-columns-repeated="3"/>
        <table:table-row>
          <table:table-cell table:style-name="Table1.A1" office:value-type="string">
            <text:p text:style-name="P4">VSZ</text:p>
          </table:table-cell>
          <table:table-cell table:style-name="Table1.A1" office:value-type="string">
            <text:p text:style-name="P4">RSS</text:p>
          </table:table-cell>
          <table:table-cell table:style-name="Table1.C1" office:value-type="string">
            <text:p text:style-name="P4">CMD</text:p>
          </table:table-cell>
        </table:table-row>
        <table:table-row>
          <table:table-cell table:style-name="Table1.A2" office:value-type="string">
            <text:p text:style-name="P4">4352</text:p>
          </table:table-cell>
          <table:table-cell table:style-name="Table1.A2" office:value-type="string">
            <text:p text:style-name="P4">780</text:p>
          </table:table-cell>
          <table:table-cell table:style-name="Table1.C2" office:value-type="string">
            <text:p text:style-name="P4">./kd1a -t translate -o Test.txt</text:p>
          </table:table-cell>
        </table:table-row>
      </table:table>
      <text:p text:style-name="P1"/>
      <text:p text:style-name="P1">Bufera izmērs – 65536 <text:span text:style-name="T1">= 64KB</text:span></text:p>
      <text:p text:style-name="P1">Laiki: </text:p>
      <text:list xml:id="list7039615896834807424" text:style-name="L1">
        <text:list-item>
          <text:p text:style-name="P2">real<text:tab/>0m0.001s</text:p>
        </text:list-item>
        <text:list-item>
          <text:p text:style-name="P2">user<text:tab/>0m0.000s</text:p>
        </text:list-item>
        <text:list-item>
          <text:p text:style-name="P2">sys<text:tab/>0m0.000s</text:p>
        </text:list-item>
      </text:list>
      <text:p text:style-name="P1"/>
      <text:p text:style-name="P3">Buferis tika izvēlēts 64KB, lai nodrošināt, ka visdrīzāk līnija tiks nolasīta pilnībā.</text:p>
      <text:p text:style-name="P3">Tā kā atmiņa ir dinamiska un izdalīta ar malloc, tā aizņem tik daudz reālas vietas, cik tur tiešam ir dati.</text:p>
      <text:p text:style-name="P3">Atrdarbība ir ļoti ātra, pat ja datu daudzums ir 7 K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4:35:10.934785151</meta:creation-date>
    <meta:generator>LibreOffice/5.1.6.2$Linux_X86_64 LibreOffice_project/10m0$Build-2</meta:generator>
    <dc:date>2018-11-20T16:07:25.755666852</dc:date>
    <meta:editing-duration>PT3M4S</meta:editing-duration>
    <meta:editing-cycles>1</meta:editing-cycles>
    <meta:document-statistic meta:table-count="1" meta:image-count="0" meta:object-count="0" meta:page-count="1" meta:paragraph-count="20" meta:word-count="227" meta:character-count="1449" meta:non-whitespace-character-count="1243"/>
  </office:meta>
</office:document-meta>
</file>